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7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ffffff" fo:padding="0.85mm" style:vertical-align="middle"/>
      <style:text-properties fo:color="#666666" style:font-name="DejaVu Sans" fo:font-size="8pt" style:font-size-asian="8pt" style:font-size-complex="8pt"/>
    </style:style>
    <style:style style:name="ce2" style:family="table-cell" style:parent-style-name="Default" style:data-style-name="N125">
      <style:table-cell-properties fo:background-color="#808080" style:text-align-source="fix" style:repeat-content="false" fo:wrap-option="wrap" fo:border="none" fo:padding="0.76mm" style:vertical-align="middle"/>
      <style:paragraph-properties fo:text-align="start" fo:margin-left="0mm"/>
      <style:text-properties fo:color="#dddddd" style:text-outline="false" style:text-line-through-style="none" style:text-line-through-type="none" style:font-name="DejaVu Sans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ffffff" fo:padding="0.85mm" style:vertical-align="middle"/>
      <style:paragraph-properties fo:text-align="start" fo:margin-left="0mm"/>
      <style:text-properties fo:color="#666666" style:font-name="DejaVu Sans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6pt solid #cccccc" fo:background-color="#eeeeee" style:text-align-source="fix" style:repeat-content="false" fo:wrap-option="wrap" fo:border-left="none" fo:padding="0.85mm" fo:border-right="0.06pt solid #cccccc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5">
      <style:table-cell-properties fo:background-color="#808080" style:text-align-source="fix" style:repeat-content="false" fo:wrap-option="wrap" fo:border="none" fo:padding="0.76mm" style:vertical-align="middle"/>
      <style:paragraph-properties fo:text-align="center" fo:margin-left="0mm"/>
      <style:text-properties fo:color="#dddddd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ffffff" fo:padding="0.85mm" style:vertical-align="middle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cccccc" fo:background-color="#eeeeee" style:text-align-source="fix" style:repeat-content="false" fo:wrap-option="wrap" fo:border-left="0.06pt solid #cccccc" fo:padding="0.85mm" fo:border-right="0.06pt solid #cccccc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cccccc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4">
      <style:table-cell-properties style:text-align-source="fix" style:repeat-content="false" fo:wrap-option="wrap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4">
      <style:table-cell-properties style:text-align-source="fix" style:repeat-content="false" fo:border="0.06pt solid #cccccc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cccccc" fo:background-color="#eeeeee" style:text-align-source="fix" style:repeat-content="false" fo:wrap-option="wrap" fo:border-left="0.06pt solid #cccccc" fo:padding="0.85mm" fo:border-right="none" fo:border-top="none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DejaVu Sans" fo:font-size="8pt" style:font-size-asian="8pt" style:font-size-complex="8pt"/>
    </style:style>
    <style:style style:name="ce14" style:family="table-cell" style:parent-style-name="Default">
      <style:table-cell-properties fo:border="0.06pt solid #ffffff" fo:padding="0.85mm" style:vertical-align="middle"/>
      <style:text-properties fo:color="#666666" style:font-name="DejaVu Sans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cccccc" style:text-align-source="fix" style:repeat-content="false" fo:wrap-option="wrap" fo:border-left="none" fo:padding="0.85mm" fo:border-right="0.06pt solid #cccccc" fo:border-top="0.06pt solid #cccccc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18">
      <style:table-cell-properties style:text-align-source="fix" style:repeat-content="false" fo:wrap-option="wrap" fo:border="0.06pt solid #cccccc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4">
      <style:table-cell-properties style:text-align-source="fix" style:repeat-content="false" fo:wrap-option="wrap" fo:border="0.06pt solid #cccccc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114">
      <style:table-cell-properties style:text-align-source="fix" style:repeat-content="false" fo:wrap-option="wrap" fo:border="0.06pt solid #cccccc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 fo:wrap-option="wrap" fo:border="0.06pt solid #cccccc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1">
      <style:table-cell-properties style:text-align-source="fix" style:repeat-content="false" fo:wrap-option="wrap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4">
      <style:table-cell-properties fo:border="0.06pt solid #ffffff" fo:padding="0.85mm" style:vertical-align="middle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ffffff" fo:padding="0.76mm"/>
      <style:text-properties fo:color="#666666" style:font-name="DejaVu Sans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ffffff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 fo:border="0.06pt solid #ffffff" fo:padding="0.85mm" style:vertical-align="middle"/>
      <style:paragraph-properties fo:text-align="center" fo:margin-left="0mm"/>
      <style:text-properties fo:color="#666666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 - Perso" table:style-name="ta1">
        <table:table-column table:style-name="co1" table:number-columns-repeated="20" table:default-cell-style-name="ce1"/>
        <table:table-column table:style-name="co2" table:number-columns-repeated="990" table:default-cell-style-name="ce1"/>
        <table:table-column table:style-name="co2" table:number-columns-repeated="14" table:default-cell-style-name="ce13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Synthèse annuelle Personnel (position du Compte courant au 1er du mois)</text:p>
          </table:table-cell>
          <table:covered-table-cell table:number-columns-repeated="6" table:style-name="ce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float" office:value="2014" calcext:value-type="float">
            <text:p>2014</text:p>
          </table:table-cell>
          <table:table-cell table:style-name="ce7" table:number-columns-repeated="6"/>
          <table:table-cell table:style-name="ce7">
            <draw:frame table:end-cell-address="'SA - Perso'.P18" table:end-x="3.65mm" table:end-y="4.44mm" draw:z-index="0" draw:style-name="gr1" draw:text-style-name="P1" svg:width="166.29mm" svg:height="80.72mm" svg:x="10.73mm" svg:y="1.03mm">
              <loext:p draw:notify-on-update-of-ranges="'SA - Perso'.C6:'SA - Perso'.C17 'SA - Perso'.E5:'SA - Perso'.E5 'SA - Perso'.E6:'SA - Perso'.E17 'SA - Perso'.F5:'SA - Perso'.F5 'SA - Perso'.F6:'SA - Perso'.F17 'SA - Perso'.H5:'SA - Perso'.H5 'SA - Perso'.H6:'SA - Perso'.H17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Année</text:p>
          </table:table-cell>
          <table:table-cell table:style-name="ce8" office:value-type="string" calcext:value-type="string">
            <text:p>Mois</text:p>
          </table:table-cell>
          <table:table-cell table:style-name="ce8" office:value-type="string" calcext:value-type="string">
            <text:p>Sit 1er du mois</text:p>
          </table:table-cell>
          <table:table-cell table:style-name="ce8" office:value-type="string" calcext:value-type="string">
            <text:p>Crédit</text:p>
          </table:table-cell>
          <table:table-cell table:style-name="ce8" office:value-type="string" calcext:value-type="string">
            <text:p>Débit</text:p>
          </table:table-cell>
          <table:table-cell table:style-name="ce8" office:value-type="string" calcext:value-type="string">
            <text:p>Evolution</text:p>
          </table:table-cell>
          <table:table-cell table:style-name="ce12" office:value-type="string" calcext:value-type="string">
            <text:p>Sit fin de mois</text:p>
          </table:table-cell>
          <table:table-cell table:style-name="ce7"/>
          <table:table-cell table:number-columns-repeated="1015"/>
        </table:table-row>
        <table:table-row table:style-name="ro1">
          <table:table-cell/>
          <table:table-cell table:style-name="ce5" office:value-type="float" office:value="2014" calcext:value-type="float">
            <text:p>2014</text:p>
          </table:table-cell>
          <table:table-cell table:style-name="ce9" office:value-type="string" calcext:value-type="string">
            <text:p>Janv.</text:p>
          </table:table-cell>
          <table:table-cell table:style-name="ce9"/>
          <table:table-cell table:style-name="ce10" table:number-columns-repeated="4"/>
          <table:table-cell table:style-name="ce7"/>
          <table:table-cell table:number-columns-repeated="1015"/>
        </table:table-row>
        <table:table-row table:style-name="ro1">
          <table:table-cell/>
          <table:table-cell table:style-name="ce5" office:value-type="float" office:value="2014" calcext:value-type="float">
            <text:p>2014</text:p>
          </table:table-cell>
          <table:table-cell table:style-name="ce9" office:value-type="string" calcext:value-type="string">
            <text:p>Févr.</text:p>
          </table:table-cell>
          <table:table-cell table:style-name="ce9"/>
          <table:table-cell table:style-name="ce10" table:number-columns-repeated="4"/>
          <table:table-cell table:style-name="ce7"/>
          <table:table-cell table:number-columns-repeated="1015"/>
        </table:table-row>
        <table:table-row table:style-name="ro1">
          <table:table-cell/>
          <table:table-cell table:style-name="ce5" office:value-type="float" office:value="2014" calcext:value-type="float">
            <text:p>2014</text:p>
          </table:table-cell>
          <table:table-cell table:style-name="ce9" office:value-type="string" calcext:value-type="string">
            <text:p>Mars.</text:p>
          </table:table-cell>
          <table:table-cell table:style-name="ce9"/>
          <table:table-cell table:style-name="ce10" office:value-type="currency" office:currency="EUR" office:value="3999.41" calcext:value-type="currency">
            <text:p>3 999 €</text:p>
          </table:table-cell>
          <table:table-cell table:style-name="ce10" office:value-type="currency" office:currency="EUR" office:value="8392.21" calcext:value-type="currency">
            <text:p>8 392 €</text:p>
          </table:table-cell>
          <table:table-cell table:style-name="ce10"/>
          <table:table-cell table:style-name="ce10" office:value-type="currency" office:currency="EUR" office:value="7052.1" calcext:value-type="currency">
            <text:p>7 052 €</text:p>
          </table:table-cell>
          <table:table-cell table:style-name="ce7"/>
          <table:table-cell table:number-columns-repeated="1015"/>
        </table:table-row>
        <table:table-row table:style-name="ro1">
          <table:table-cell/>
          <table:table-cell table:style-name="ce5" office:value-type="float" office:value="2014" calcext:value-type="float">
            <text:p>2014</text:p>
          </table:table-cell>
          <table:table-cell table:style-name="ce9" office:value-type="string" calcext:value-type="string">
            <text:p>Avri.</text:p>
          </table:table-cell>
          <table:table-cell table:style-name="ce9"/>
          <table:table-cell table:style-name="ce11" table:number-columns-repeated="4"/>
          <table:table-cell table:style-name="ce7"/>
          <table:table-cell table:number-columns-repeated="1015"/>
        </table:table-row>
        <table:table-row table:style-name="ro1">
          <table:table-cell/>
          <table:table-cell table:style-name="ce5" office:value-type="float" office:value="2014" calcext:value-type="float">
            <text:p>2014</text:p>
          </table:table-cell>
          <table:table-cell table:style-name="ce9" office:value-type="string" calcext:value-type="string">
            <text:p>Mai</text:p>
          </table:table-cell>
          <table:table-cell table:style-name="ce9"/>
          <table:table-cell table:style-name="ce11" table:number-columns-repeated="4"/>
          <table:table-cell table:style-name="ce7"/>
          <table:table-cell table:number-columns-repeated="1015"/>
        </table:table-row>
        <table:table-row table:style-name="ro1">
          <table:table-cell/>
          <table:table-cell table:style-name="ce5" office:value-type="float" office:value="2014" calcext:value-type="float">
            <text:p>2014</text:p>
          </table:table-cell>
          <table:table-cell table:style-name="ce9" office:value-type="string" calcext:value-type="string">
            <text:p>Juin</text:p>
          </table:table-cell>
          <table:table-cell table:style-name="ce9"/>
          <table:table-cell table:style-name="ce11" table:number-columns-repeated="4"/>
          <table:table-cell table:style-name="ce7"/>
          <table:table-cell table:number-columns-repeated="1015"/>
        </table:table-row>
        <table:table-row table:style-name="ro1">
          <table:table-cell/>
          <table:table-cell table:style-name="ce5" office:value-type="float" office:value="2014" calcext:value-type="float">
            <text:p>2014</text:p>
          </table:table-cell>
          <table:table-cell table:style-name="ce9" office:value-type="string" calcext:value-type="string">
            <text:p>Juil.</text:p>
          </table:table-cell>
          <table:table-cell table:style-name="ce9"/>
          <table:table-cell table:style-name="ce11" table:number-columns-repeated="4"/>
          <table:table-cell table:style-name="ce7"/>
          <table:table-cell table:number-columns-repeated="1015"/>
        </table:table-row>
        <table:table-row table:style-name="ro1">
          <table:table-cell/>
          <table:table-cell table:style-name="ce5" office:value-type="float" office:value="2014" calcext:value-type="float">
            <text:p>2014</text:p>
          </table:table-cell>
          <table:table-cell table:style-name="ce9" office:value-type="string" calcext:value-type="string">
            <text:p>Août</text:p>
          </table:table-cell>
          <table:table-cell table:style-name="ce9"/>
          <table:table-cell table:style-name="ce11" table:number-columns-repeated="4"/>
          <table:table-cell table:style-name="ce7"/>
          <table:table-cell table:number-columns-repeated="1015"/>
        </table:table-row>
        <table:table-row table:style-name="ro1">
          <table:table-cell/>
          <table:table-cell table:style-name="ce5" office:value-type="float" office:value="2014" calcext:value-type="float">
            <text:p>2014</text:p>
          </table:table-cell>
          <table:table-cell table:style-name="ce9" office:value-type="string" calcext:value-type="string">
            <text:p>Sept.</text:p>
          </table:table-cell>
          <table:table-cell table:style-name="ce9"/>
          <table:table-cell table:style-name="ce11" table:number-columns-repeated="4"/>
          <table:table-cell table:style-name="ce7"/>
          <table:table-cell table:number-columns-repeated="1015"/>
        </table:table-row>
        <table:table-row table:style-name="ro1">
          <table:table-cell/>
          <table:table-cell table:style-name="ce5" office:value-type="float" office:value="2014" calcext:value-type="float">
            <text:p>2014</text:p>
          </table:table-cell>
          <table:table-cell table:style-name="ce9" office:value-type="string" calcext:value-type="string">
            <text:p>Octo.</text:p>
          </table:table-cell>
          <table:table-cell table:style-name="ce9"/>
          <table:table-cell table:style-name="ce11" table:number-columns-repeated="4"/>
          <table:table-cell table:style-name="ce7"/>
          <table:table-cell table:number-columns-repeated="1015"/>
        </table:table-row>
        <table:table-row table:style-name="ro1">
          <table:table-cell/>
          <table:table-cell table:style-name="ce5" office:value-type="float" office:value="2014" calcext:value-type="float">
            <text:p>2014</text:p>
          </table:table-cell>
          <table:table-cell table:style-name="ce9" office:value-type="string" calcext:value-type="string">
            <text:p>Nove.</text:p>
          </table:table-cell>
          <table:table-cell table:style-name="ce9"/>
          <table:table-cell table:style-name="ce10" table:number-columns-repeated="4"/>
          <table:table-cell table:style-name="ce7"/>
          <table:table-cell table:number-columns-repeated="1015"/>
        </table:table-row>
        <table:table-row table:style-name="ro1">
          <table:table-cell/>
          <table:table-cell table:style-name="ce5" office:value-type="float" office:value="2014" calcext:value-type="float">
            <text:p>2014</text:p>
          </table:table-cell>
          <table:table-cell table:style-name="ce9" office:value-type="string" calcext:value-type="string">
            <text:p>Déce.</text:p>
          </table:table-cell>
          <table:table-cell table:style-name="ce9"/>
          <table:table-cell table:style-name="ce10" table:number-columns-repeated="4"/>
          <table:table-cell table:style-name="ce7"/>
          <table:table-cell table:number-columns-repeated="1015"/>
        </table:table-row>
        <table:table-row table:style-name="ro1">
          <table:table-cell table:number-columns-repeated="8"/>
          <table:table-cell table:style-name="ce7" table:number-columns-repeated="7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 table:number-rows-repeated="1048465">
          <table:table-cell table:number-columns-repeated="1024"/>
        </table:table-row>
        <table:table-row table:style-name="ro2" table:number-rows-repeated="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 - BNP" table:style-name="ta1">
        <table:table-column table:style-name="co1" table:number-columns-repeated="19" table:default-cell-style-name="ce1"/>
        <table:table-column table:style-name="co2" table:number-columns-repeated="990" table:default-cell-style-name="ce1"/>
        <table:table-column table:style-name="co2" table:number-columns-repeated="15" table:default-cell-style-name="ce13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Synthèse annuelle BNP (position du Compte courant au 18 du mois)</text:p>
          </table:table-cell>
          <table:covered-table-cell table:number-columns-repeated="5" table:style-name="ce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>
            <text:p>Bilan annuel</text:p>
          </table:table-cell>
          <table:table-cell table:number-columns-repeated="1022"/>
        </table:table-row>
        <table:table-row table:style-name="ro1">
          <table:table-cell/>
          <table:table-cell table:number-columns-repeated="2" table:style-name="ce4" office:value-type="string" calcext:value-type="string">
            <text:p>Année</text:p>
          </table:table-cell>
          <table:table-cell table:style-name="ce8" office:value-type="string" calcext:value-type="string">
            <text:p>Crédit</text:p>
          </table:table-cell>
          <table:table-cell table:style-name="ce8" office:value-type="string" calcext:value-type="string">
            <text:p>Débit</text:p>
          </table:table-cell>
          <table:table-cell table:style-name="ce8" office:value-type="string" calcext:value-type="string">
            <text:p>Évolution</text:p>
          </table:table-cell>
          <table:table-cell table:style-name="ce12" office:value-type="string" calcext:value-type="string">
            <text:p>Sit. Fin mois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/>
          <table:table-cell table:style-name="ce15" office:value-type="float" office:value="2014" calcext:value-type="float">
            <text:p>2014</text:p>
          </table:table-cell>
          <table:table-cell table:style-name="ce15" office:value-type="string" calcext:value-type="string">
            <text:p>Somme</text:p>
          </table:table-cell>
          <table:table-cell table:style-name="ce17" table:formula="of:=SUM([.D18:.D29])" office:value-type="currency" office:currency="EUR" office:value="38788.78" calcext:value-type="currency">
            <text:p>38 789 €</text:p>
          </table:table-cell>
          <table:table-cell table:style-name="ce17" table:formula="of:=SUM([.E18:.E29])" office:value-type="currency" office:currency="EUR" office:value="82432.03" calcext:value-type="currency">
            <text:p>82 432 €</text:p>
          </table:table-cell>
          <table:table-cell table:style-name="ce17" table:formula="of:=[.D6]-[.E6]" office:value-type="currency" office:currency="EUR" office:value="-43643.25" calcext:value-type="currency">
            <text:p>-43 643 €</text:p>
          </table:table-cell>
          <table:table-cell table:style-name="ce5"/>
          <table:table-cell/>
          <table:table-cell table:style-name="ce22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oyenne</text:p>
          </table:table-cell>
          <table:table-cell table:style-name="ce18" table:formula="of:=SUM([.D18:.D29])/COUNT([.D18:.D29])" office:value-type="currency" office:currency="EUR" office:value="5541.25428571429" calcext:value-type="currency">
            <text:p>5 541 €</text:p>
          </table:table-cell>
          <table:table-cell table:style-name="ce18" table:formula="of:=SUM([.E18:.E29])/COUNT([.E18:.E29])" office:value-type="currency" office:currency="EUR" office:value="10304.00375" calcext:value-type="currency">
            <text:p>10 304 €</text:p>
          </table:table-cell>
          <table:table-cell table:style-name="ce18"/>
          <table:table-cell table:style-name="ce18" table:formula="of:=SUM([.G18:.G29])/COUNT([.G18:.G29])" office:value-type="currency" office:currency="EUR" office:value="8796.57142857143" calcext:value-type="currency">
            <text:p>8 797 €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/>
          <table:table-cell table:style-name="ce15" office:value-type="float" office:value="2013" calcext:value-type="float">
            <text:p>2013</text:p>
          </table:table-cell>
          <table:table-cell table:style-name="ce15" office:value-type="string" calcext:value-type="string">
            <text:p>Somme</text:p>
          </table:table-cell>
          <table:table-cell table:style-name="ce17" table:formula="of:=SUM([.D35:.D46])" office:value-type="currency" office:currency="EUR" office:value="44215.29" calcext:value-type="currency">
            <text:p>44 215 €</text:p>
          </table:table-cell>
          <table:table-cell table:style-name="ce17" table:formula="of:=SUM([.E35:.E46])" office:value-type="currency" office:currency="EUR" office:value="33820.12" calcext:value-type="currency">
            <text:p>33 820 €</text:p>
          </table:table-cell>
          <table:table-cell table:style-name="ce17" table:formula="of:=[.D8]-[.E8]" office:value-type="currency" office:currency="EUR" office:value="10395.17" calcext:value-type="currency">
            <text:p>10 395 €</text:p>
          </table:table-cell>
          <table:table-cell table:style-name="ce5"/>
          <table:table-cell table:number-columns-repeated="1017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oyenne</text:p>
          </table:table-cell>
          <table:table-cell table:style-name="ce18" table:formula="of:=SUM([.D35:.D46])/COUNT([.D35:.D46])" office:value-type="currency" office:currency="EUR" office:value="3684.6075" calcext:value-type="currency">
            <text:p>3 685 €</text:p>
          </table:table-cell>
          <table:table-cell table:style-name="ce18" table:formula="of:=SUM([.E35:.E46])/COUNT([.E35:.E46])" office:value-type="currency" office:currency="EUR" office:value="2818.34333333333" calcext:value-type="currency">
            <text:p>2 818 €</text:p>
          </table:table-cell>
          <table:table-cell table:style-name="ce18"/>
          <table:table-cell table:style-name="ce18" table:formula="of:=SUM([.G35:.G46])/COUNT([.G35:.G46])" office:value-type="currency" office:currency="EUR" office:value="1785.57166666667" calcext:value-type="currency">
            <text:p>1 786 €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2012" calcext:value-type="float">
            <text:p>2012</text:p>
          </table:table-cell>
          <table:table-cell table:style-name="ce15" office:value-type="string" calcext:value-type="string">
            <text:p>Somme</text:p>
          </table:table-cell>
          <table:table-cell table:style-name="ce17" table:formula="of:=SUM([.D56:.D67])" office:value-type="currency" office:currency="EUR" office:value="7968.38" calcext:value-type="currency">
            <text:p>7 968 €</text:p>
          </table:table-cell>
          <table:table-cell table:style-name="ce17" table:formula="of:=SUM([.E56:.E67])" office:value-type="currency" office:currency="EUR" office:value="8393.15" calcext:value-type="currency">
            <text:p>8 393 €</text:p>
          </table:table-cell>
          <table:table-cell table:style-name="ce17" table:formula="of:=[.D10]-[.E10]" office:value-type="currency" office:currency="EUR" office:value="-424.77" calcext:value-type="currency">
            <text:p>-425 €</text:p>
          </table:table-cell>
          <table:table-cell table:style-name="ce5"/>
          <table:table-cell table:number-columns-repeated="1017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oyenne</text:p>
          </table:table-cell>
          <table:table-cell table:style-name="ce18" table:formula="of:=SUM([.D56:.D67])/COUNT([.D56:.D67])" office:value-type="currency" office:currency="EUR" office:value="3984.19" calcext:value-type="currency">
            <text:p>3 984 €</text:p>
          </table:table-cell>
          <table:table-cell table:style-name="ce18" table:formula="of:=SUM([.E56:.E67])/COUNT([.E56:.E67])" office:value-type="currency" office:currency="EUR" office:value="4196.575" calcext:value-type="currency">
            <text:p>4 197 €</text:p>
          </table:table-cell>
          <table:table-cell table:style-name="ce18"/>
          <table:table-cell table:style-name="ce18" table:formula="of:=SUM([.G56:.G67])/COUNT([.G56:.G67])" office:value-type="currency" office:currency="EUR" office:value="2483.94" calcext:value-type="currency">
            <text:p>2 484 €</text:p>
          </table:table-cell>
          <table:table-cell table:style-name="ce7"/>
          <table:table-cell table:number-columns-repeated="1016"/>
        </table:table-row>
        <table:table-row table:style-name="ro1">
          <table:table-cell/>
          <table:table-cell table:style-name="ce5" table:number-columns-repeated="2"/>
          <table:table-cell table:style-name="ce9"/>
          <table:table-cell table:style-name="ce19" table:number-columns-repeated="2"/>
          <table:table-cell table:style-name="ce5"/>
          <table:table-cell table:style-name="ce7"/>
          <table:table-cell table:number-columns-repeated="1016"/>
        </table:table-row>
        <table:table-row table:style-name="ro1">
          <table:table-cell/>
          <table:table-cell table:style-name="ce7" table:number-columns-repeated="7"/>
          <table:table-cell table:number-columns-repeated="1016"/>
        </table:table-row>
        <table:table-row table:style-name="ro1">
          <table:table-cell/>
          <table:table-cell table:style-name="ce7" table:number-columns-repeated="6"/>
          <table:table-cell table:style-name="ce21"/>
          <table:table-cell table:number-columns-repeated="1016"/>
        </table:table-row>
        <table:table-row table:style-name="ro1">
          <table:table-cell/>
          <table:table-cell table:style-name="ce7" table:number-columns-repeated="7"/>
          <table:table-cell table:number-columns-repeated="1016"/>
        </table:table-row>
        <table:table-row table:style-name="ro1">
          <table:table-cell/>
          <table:table-cell table:style-name="ce3" office:value-type="float" office:value="2014" calcext:value-type="float">
            <text:p>2014</text:p>
          </table:table-cell>
          <table:table-cell table:style-name="ce7" table:number-columns-repeated="6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Année</text:p>
          </table:table-cell>
          <table:table-cell table:style-name="ce8" office:value-type="string" calcext:value-type="string">
            <text:p>Mois</text:p>
          </table:table-cell>
          <table:table-cell table:style-name="ce8" office:value-type="string" calcext:value-type="string">
            <text:p>Crédit</text:p>
          </table:table-cell>
          <table:table-cell table:style-name="ce8" office:value-type="string" calcext:value-type="string">
            <text:p>Débit</text:p>
          </table:table-cell>
          <table:table-cell table:style-name="ce8" office:value-type="string" calcext:value-type="string">
            <text:p>Évolution</text:p>
          </table:table-cell>
          <table:table-cell table:style-name="ce12" office:value-type="string" calcext:value-type="string">
            <text:p>Sit. Fin mois</text:p>
          </table:table-cell>
          <table:table-cell table:style-name="ce7">
            <draw:frame table:end-cell-address="'SA - BNP'.O30" table:end-x="11.91mm" table:end-y="1.67mm" draw:z-index="1" draw:style-name="gr1" draw:text-style-name="P1" svg:width="166.23mm" svg:height="69.62mm" svg:x="19.04mm" svg:y="3.84mm">
              <loext:p draw:notify-on-update-of-ranges="'SA - BNP'.C18:'SA - BNP'.C29 'SA - BNP'.D17:'SA - BNP'.D17 'SA - BNP'.D18:'SA - BNP'.D29 'SA - BNP'.E17:'SA - BNP'.E17 'SA - BNP'.E18:'SA - BNP'.E29 'SA - BNP'.G17:'SA - BNP'.G17 'SA - BNP'.G18:'SA - BNP'.G29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2014" calcext:value-type="float">
            <text:p>2014</text:p>
          </table:table-cell>
          <table:table-cell table:style-name="ce16" office:value-type="date" office:date-value="2014-01-01" calcext:value-type="date">
            <text:p>janv.</text:p>
          </table:table-cell>
          <table:table-cell table:style-name="ce10" office:value-type="currency" office:currency="EUR" office:value="6324.35" calcext:value-type="currency">
            <text:p>6 324 €</text:p>
          </table:table-cell>
          <table:table-cell table:style-name="ce10" office:value-type="currency" office:currency="EUR" office:value="5506.61" calcext:value-type="currency">
            <text:p>5 507 €</text:p>
          </table:table-cell>
          <table:table-cell table:style-name="ce20" table:formula="of:=[.D18]-[.E18]" office:value-type="currency" office:currency="EUR" office:value="817.740000000001" calcext:value-type="currency">
            <text:p>818 €</text:p>
          </table:table-cell>
          <table:table-cell table:style-name="ce10" office:value-type="currency" office:currency="EUR" office:value="12453.17" calcext:value-type="currency">
            <text:p>12 453 €</text:p>
          </table:table-cell>
          <table:table-cell table:style-name="ce7"/>
          <table:table-cell table:number-columns-repeated="1016"/>
        </table:table-row>
        <table:table-row table:style-name="ro1">
          <table:table-cell/>
          <table:table-cell table:style-name="ce5" office:value-type="float" office:value="2014" calcext:value-type="float">
            <text:p>2014</text:p>
          </table:table-cell>
          <table:table-cell table:style-name="ce16" office:value-type="date" office:date-value="2014-02-01" calcext:value-type="date">
            <text:p>févr.</text:p>
          </table:table-cell>
          <table:table-cell table:style-name="ce10" office:value-type="currency" office:currency="EUR" office:value="3626.67" calcext:value-type="currency">
            <text:p>3 627 €</text:p>
          </table:table-cell>
          <table:table-cell table:style-name="ce10" office:value-type="currency" office:currency="EUR" office:value="4634.94" calcext:value-type="currency">
            <text:p>4 635 €</text:p>
          </table:table-cell>
          <table:table-cell table:style-name="ce20" table:formula="of:=[.D19]-[.E19]" office:value-type="currency" office:currency="EUR" office:value="-1008.27" calcext:value-type="currency">
            <text:p>-1 008 €</text:p>
          </table:table-cell>
          <table:table-cell table:style-name="ce10" table:formula="of:=[.G18]+[.D19]-[.E19]" office:value-type="currency" office:currency="EUR" office:value="11444.9" calcext:value-type="currency">
            <text:p>11 445 €</text:p>
          </table:table-cell>
          <table:table-cell table:style-name="ce7"/>
          <table:table-cell table:number-columns-repeated="1016"/>
        </table:table-row>
        <table:table-row table:style-name="ro1">
          <table:table-cell/>
          <table:table-cell table:style-name="ce5" office:value-type="float" office:value="2014" calcext:value-type="float">
            <text:p>2014</text:p>
          </table:table-cell>
          <table:table-cell table:style-name="ce16" office:value-type="date" office:date-value="2014-03-01" calcext:value-type="date">
            <text:p>mars</text:p>
          </table:table-cell>
          <table:table-cell table:style-name="ce10" office:value-type="currency" office:currency="EUR" office:value="3999.41" calcext:value-type="currency">
            <text:p>3 999 €</text:p>
          </table:table-cell>
          <table:table-cell table:style-name="ce10" office:value-type="currency" office:currency="EUR" office:value="8392.21" calcext:value-type="currency">
            <text:p>8 392 €</text:p>
          </table:table-cell>
          <table:table-cell table:style-name="ce20" table:formula="of:=[.D20]-[.E20]" office:value-type="currency" office:currency="EUR" office:value="-4392.8" calcext:value-type="currency">
            <text:p>-4 393 €</text:p>
          </table:table-cell>
          <table:table-cell table:style-name="ce10" office:value-type="currency" office:currency="EUR" office:value="7052.1" calcext:value-type="currency">
            <text:p>7 052 €</text:p>
          </table:table-cell>
          <table:table-cell table:style-name="ce7"/>
          <table:table-cell table:number-columns-repeated="1016"/>
        </table:table-row>
        <table:table-row table:style-name="ro1">
          <table:table-cell/>
          <table:table-cell table:style-name="ce5" office:value-type="float" office:value="2014" calcext:value-type="float">
            <text:p>2014</text:p>
          </table:table-cell>
          <table:table-cell table:style-name="ce16" office:value-type="date" office:date-value="2014-04-01" calcext:value-type="date">
            <text:p>avr.</text:p>
          </table:table-cell>
          <table:table-cell table:style-name="ce10" office:value-type="currency" office:currency="EUR" office:value="9210.36" calcext:value-type="currency">
            <text:p>9 210 €</text:p>
          </table:table-cell>
          <table:table-cell table:style-name="ce10" office:value-type="currency" office:currency="EUR" office:value="13048.27" calcext:value-type="currency">
            <text:p>13 048 €</text:p>
          </table:table-cell>
          <table:table-cell table:style-name="ce20" table:formula="of:=[.D21]-[.E21]" office:value-type="currency" office:currency="EUR" office:value="-3837.91" calcext:value-type="currency">
            <text:p>-3 838 €</text:p>
          </table:table-cell>
          <table:table-cell table:style-name="ce10" office:value-type="currency" office:currency="EUR" office:value="3214.19" calcext:value-type="currency">
            <text:p>3 214 €</text:p>
          </table:table-cell>
          <table:table-cell table:style-name="ce7"/>
          <table:table-cell table:number-columns-repeated="1016"/>
        </table:table-row>
        <table:table-row table:style-name="ro1">
          <table:table-cell/>
          <table:table-cell table:style-name="ce5" office:value-type="float" office:value="2014" calcext:value-type="float">
            <text:p>2014</text:p>
          </table:table-cell>
          <table:table-cell table:style-name="ce16" office:value-type="date" office:date-value="2014-05-01" calcext:value-type="date">
            <text:p>mai</text:p>
          </table:table-cell>
          <table:table-cell table:style-name="ce10" office:value-type="currency" office:currency="EUR" office:value="6003.25" calcext:value-type="currency">
            <text:p>6 003 €</text:p>
          </table:table-cell>
          <table:table-cell table:style-name="ce10" office:value-type="currency" office:currency="EUR" office:value="3021.33" calcext:value-type="currency">
            <text:p>3 021 €</text:p>
          </table:table-cell>
          <table:table-cell table:style-name="ce20" table:formula="of:=[.D22]-[.E22]" office:value-type="currency" office:currency="EUR" office:value="2981.92" calcext:value-type="currency">
            <text:p>2 982 €</text:p>
          </table:table-cell>
          <table:table-cell table:style-name="ce10" office:value-type="currency" office:currency="EUR" office:value="6196.11" calcext:value-type="currency">
            <text:p>6 196 €</text:p>
          </table:table-cell>
          <table:table-cell table:style-name="ce7"/>
          <table:table-cell table:number-columns-repeated="1016"/>
        </table:table-row>
        <table:table-row table:style-name="ro1">
          <table:table-cell/>
          <table:table-cell table:style-name="ce5" office:value-type="float" office:value="2014" calcext:value-type="float">
            <text:p>2014</text:p>
          </table:table-cell>
          <table:table-cell table:style-name="ce16" office:value-type="date" office:date-value="2014-06-01" calcext:value-type="date">
            <text:p>juin</text:p>
          </table:table-cell>
          <table:table-cell table:style-name="ce10" table:number-columns-repeated="2"/>
          <table:table-cell table:style-name="ce20" table:formula="of:=[.D23]-[.E23]" office:value-type="currency" office:currency="EUR" office:value="0" calcext:value-type="currency">
            <text:p>0 €</text:p>
          </table:table-cell>
          <table:table-cell table:style-name="ce10"/>
          <table:table-cell table:style-name="ce7"/>
          <table:table-cell table:number-columns-repeated="1016"/>
        </table:table-row>
        <table:table-row table:style-name="ro1">
          <table:table-cell/>
          <table:table-cell table:style-name="ce5" office:value-type="float" office:value="2014" calcext:value-type="float">
            <text:p>2014</text:p>
          </table:table-cell>
          <table:table-cell table:style-name="ce16" office:value-type="date" office:date-value="2014-07-01" calcext:value-type="date">
            <text:p>juil.</text:p>
          </table:table-cell>
          <table:table-cell table:style-name="ce10" office:value-type="currency" office:currency="EUR" office:value="5405.73" calcext:value-type="currency">
            <text:p>5 406 €</text:p>
          </table:table-cell>
          <table:table-cell table:style-name="ce10" office:value-type="currency" office:currency="EUR" office:value="2717.73" calcext:value-type="currency">
            <text:p>2 718 €</text:p>
          </table:table-cell>
          <table:table-cell table:style-name="ce20" table:formula="of:=[.D24]-[.E24]" office:value-type="currency" office:currency="EUR" office:value="2688" calcext:value-type="currency">
            <text:p>2 688 €</text:p>
          </table:table-cell>
          <table:table-cell table:style-name="ce10" office:value-type="currency" office:currency="EUR" office:value="10210.23" calcext:value-type="currency">
            <text:p>10 210 €</text:p>
          </table:table-cell>
          <table:table-cell table:style-name="ce7"/>
          <table:table-cell table:number-columns-repeated="1016"/>
        </table:table-row>
        <table:table-row table:style-name="ro1">
          <table:table-cell/>
          <table:table-cell table:style-name="ce5" office:value-type="float" office:value="2014" calcext:value-type="float">
            <text:p>2014</text:p>
          </table:table-cell>
          <table:table-cell table:style-name="ce16" office:value-type="date" office:date-value="2014-08-01" calcext:value-type="date">
            <text:p>août</text:p>
          </table:table-cell>
          <table:table-cell table:style-name="ce10" office:value-type="currency" office:currency="EUR" office:value="4219.01" calcext:value-type="currency">
            <text:p>4 219 €</text:p>
          </table:table-cell>
          <table:table-cell table:style-name="ce10" office:value-type="currency" office:currency="EUR" office:value="3423.94" calcext:value-type="currency">
            <text:p>3 424 €</text:p>
          </table:table-cell>
          <table:table-cell table:style-name="ce20" table:formula="of:=[.D25]-[.E25]" office:value-type="currency" office:currency="EUR" office:value="795.07" calcext:value-type="currency">
            <text:p>795 €</text:p>
          </table:table-cell>
          <table:table-cell table:style-name="ce10" office:value-type="currency" office:currency="EUR" office:value="11005.3" calcext:value-type="currency">
            <text:p>11 005 €</text:p>
          </table:table-cell>
          <table:table-cell table:style-name="ce7"/>
          <table:table-cell table:number-columns-repeated="1016"/>
        </table:table-row>
        <table:table-row table:style-name="ro1">
          <table:table-cell/>
          <table:table-cell table:style-name="ce5" office:value-type="float" office:value="2014" calcext:value-type="float">
            <text:p>2014</text:p>
          </table:table-cell>
          <table:table-cell table:style-name="ce16" office:value-type="date" office:date-value="2014-09-01" calcext:value-type="date">
            <text:p>sept.</text:p>
          </table:table-cell>
          <table:table-cell table:style-name="ce10" table:number-columns-repeated="2"/>
          <table:table-cell table:style-name="ce20" table:formula="of:=[.D26]-[.E26]" office:value-type="currency" office:currency="EUR" office:value="0" calcext:value-type="currency">
            <text:p>0 €</text:p>
          </table:table-cell>
          <table:table-cell table:style-name="ce10"/>
          <table:table-cell table:style-name="ce7"/>
          <table:table-cell table:number-columns-repeated="1016"/>
        </table:table-row>
        <table:table-row table:style-name="ro1">
          <table:table-cell/>
          <table:table-cell table:style-name="ce5" office:value-type="float" office:value="2014" calcext:value-type="float">
            <text:p>2014</text:p>
          </table:table-cell>
          <table:table-cell table:style-name="ce16" office:value-type="date" office:date-value="2014-10-01" calcext:value-type="date">
            <text:p>oct.</text:p>
          </table:table-cell>
          <table:table-cell table:style-name="ce10" table:number-columns-repeated="2"/>
          <table:table-cell table:style-name="ce20" table:formula="of:=[.D27]-[.E27]" office:value-type="currency" office:currency="EUR" office:value="0" calcext:value-type="currency">
            <text:p>0 €</text:p>
          </table:table-cell>
          <table:table-cell table:style-name="ce10"/>
          <table:table-cell table:style-name="ce7"/>
          <table:table-cell table:number-columns-repeated="1016"/>
        </table:table-row>
        <table:table-row table:style-name="ro1">
          <table:table-cell/>
          <table:table-cell table:style-name="ce5" office:value-type="float" office:value="2014" calcext:value-type="float">
            <text:p>2014</text:p>
          </table:table-cell>
          <table:table-cell table:style-name="ce16" office:value-type="date" office:date-value="2014-11-01" calcext:value-type="date">
            <text:p>nov.</text:p>
          </table:table-cell>
          <table:table-cell table:style-name="ce10" table:number-columns-repeated="2"/>
          <table:table-cell table:style-name="ce20" table:formula="of:=[.D28]-[.E28]" office:value-type="currency" office:currency="EUR" office:value="0" calcext:value-type="currency">
            <text:p>0 €</text:p>
          </table:table-cell>
          <table:table-cell table:style-name="ce10"/>
          <table:table-cell table:style-name="ce7"/>
          <table:table-cell table:number-columns-repeated="1016"/>
        </table:table-row>
        <table:table-row table:style-name="ro1">
          <table:table-cell/>
          <table:table-cell table:style-name="ce5" office:value-type="float" office:value="2014" calcext:value-type="float">
            <text:p>2014</text:p>
          </table:table-cell>
          <table:table-cell table:style-name="ce16" office:value-type="date" office:date-value="2014-12-01" calcext:value-type="date">
            <text:p>déc.</text:p>
          </table:table-cell>
          <table:table-cell table:style-name="ce10"/>
          <table:table-cell table:style-name="ce10" office:value-type="currency" office:currency="EUR" office:value="41687" calcext:value-type="currency">
            <text:p>41 687 €</text:p>
          </table:table-cell>
          <table:table-cell table:style-name="ce10" table:number-columns-repeated="2"/>
          <table:table-cell table:style-name="ce7"/>
          <table:table-cell table:number-columns-repeated="1016"/>
        </table:table-row>
        <table:table-row table:style-name="ro1" table:number-rows-repeated="3">
          <table:table-cell/>
          <table:table-cell table:style-name="ce7" table:number-columns-repeated="7"/>
          <table:table-cell table:number-columns-repeated="1016"/>
        </table:table-row>
        <table:table-row table:style-name="ro1">
          <table:table-cell/>
          <table:table-cell table:style-name="ce3" office:value-type="float" office:value="2013" calcext:value-type="float">
            <text:p>2013</text:p>
          </table:table-cell>
          <table:table-cell table:style-name="ce7" table:number-columns-repeated="6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Année</text:p>
          </table:table-cell>
          <table:table-cell table:style-name="ce8" office:value-type="string" calcext:value-type="string">
            <text:p>Mois</text:p>
          </table:table-cell>
          <table:table-cell table:style-name="ce8" office:value-type="string" calcext:value-type="string">
            <text:p>Crédit</text:p>
          </table:table-cell>
          <table:table-cell table:style-name="ce8" office:value-type="string" calcext:value-type="string">
            <text:p>Débit</text:p>
          </table:table-cell>
          <table:table-cell table:style-name="ce8"/>
          <table:table-cell table:style-name="ce12" office:value-type="string" calcext:value-type="string">
            <text:p>Sit. Fin mois</text:p>
          </table:table-cell>
          <table:table-cell table:style-name="ce7">
            <draw:frame table:end-cell-address="'SA - BNP'.O47" table:end-x="10.92mm" table:end-y="0.27mm" draw:z-index="0" draw:style-name="gr1" draw:text-style-name="P1" svg:width="166.24mm" svg:height="69.28mm" svg:x="18.04mm" svg:y="2.76mm">
              <loext:p draw:notify-on-update-of-ranges="'SA - BNP'.C35:'SA - BNP'.C46 'SA - BNP'.D34:'SA - BNP'.D34 'SA - BNP'.D35:'SA - BNP'.D46 'SA - BNP'.E34:'SA - BNP'.E34 'SA - BNP'.E35:'SA - BNP'.E46 'SA - BNP'.G34:'SA - BNP'.G34 'SA - BNP'.G35:'SA - BNP'.G4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1010"/>
        </table:table-row>
        <table:table-row table:style-name="ro1">
          <table:table-cell/>
          <table:table-cell table:style-name="ce5" office:value-type="float" office:value="2013" calcext:value-type="float">
            <text:p>2013</text:p>
          </table:table-cell>
          <table:table-cell table:style-name="ce16" office:value-type="date" office:date-value="2014-01-01" calcext:value-type="date">
            <text:p>janv.</text:p>
          </table:table-cell>
          <table:table-cell table:style-name="ce10" office:value-type="currency" office:currency="EUR" office:value="4032.66" calcext:value-type="currency">
            <text:p>4 033 €</text:p>
          </table:table-cell>
          <table:table-cell table:style-name="ce10" office:value-type="currency" office:currency="EUR" office:value="4391.49" calcext:value-type="currency">
            <text:p>4 391 €</text:p>
          </table:table-cell>
          <table:table-cell table:style-name="ce10"/>
          <table:table-cell table:style-name="ce10" office:value-type="currency" office:currency="EUR" office:value="2516.91" calcext:value-type="currency">
            <text:p>2 517 €</text:p>
          </table:table-cell>
          <table:table-cell table:style-name="ce7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1010"/>
        </table:table-row>
        <table:table-row table:style-name="ro1">
          <table:table-cell/>
          <table:table-cell table:style-name="ce5" office:value-type="float" office:value="2013" calcext:value-type="float">
            <text:p>2013</text:p>
          </table:table-cell>
          <table:table-cell table:style-name="ce16" office:value-type="date" office:date-value="2014-02-01" calcext:value-type="date">
            <text:p>févr.</text:p>
          </table:table-cell>
          <table:table-cell table:style-name="ce10" office:value-type="currency" office:currency="EUR" office:value="3935.72" calcext:value-type="currency">
            <text:p>3 936 €</text:p>
          </table:table-cell>
          <table:table-cell table:style-name="ce10" office:value-type="currency" office:currency="EUR" office:value="4001.66" calcext:value-type="currency">
            <text:p>4 002 €</text:p>
          </table:table-cell>
          <table:table-cell table:style-name="ce10"/>
          <table:table-cell table:style-name="ce10" office:value-type="currency" office:currency="EUR" office:value="2450.97" calcext:value-type="currency">
            <text:p>2 451 €</text:p>
          </table:table-cell>
          <table:table-cell table:style-name="ce7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1010"/>
        </table:table-row>
        <table:table-row table:style-name="ro1">
          <table:table-cell/>
          <table:table-cell table:style-name="ce5" office:value-type="float" office:value="2013" calcext:value-type="float">
            <text:p>2013</text:p>
          </table:table-cell>
          <table:table-cell table:style-name="ce16" office:value-type="date" office:date-value="2014-03-01" calcext:value-type="date">
            <text:p>mars</text:p>
          </table:table-cell>
          <table:table-cell table:style-name="ce10" office:value-type="currency" office:currency="EUR" office:value="3860.02" calcext:value-type="currency">
            <text:p>3 860 €</text:p>
          </table:table-cell>
          <table:table-cell table:style-name="ce10" office:value-type="currency" office:currency="EUR" office:value="4398.55" calcext:value-type="currency">
            <text:p>4 399 €</text:p>
          </table:table-cell>
          <table:table-cell table:style-name="ce10"/>
          <table:table-cell table:style-name="ce10" office:value-type="currency" office:currency="EUR" office:value="1912.44" calcext:value-type="currency">
            <text:p>1 912 €</text:p>
          </table:table-cell>
          <table:table-cell table:style-name="ce7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1010"/>
        </table:table-row>
        <table:table-row table:style-name="ro1">
          <table:table-cell/>
          <table:table-cell table:style-name="ce5" office:value-type="float" office:value="2013" calcext:value-type="float">
            <text:p>2013</text:p>
          </table:table-cell>
          <table:table-cell table:style-name="ce16" office:value-type="date" office:date-value="2014-04-01" calcext:value-type="date">
            <text:p>avr.</text:p>
          </table:table-cell>
          <table:table-cell table:style-name="ce10" office:value-type="currency" office:currency="EUR" office:value="3526.69" calcext:value-type="currency">
            <text:p>3 527 €</text:p>
          </table:table-cell>
          <table:table-cell table:style-name="ce10" office:value-type="currency" office:currency="EUR" office:value="3371.85" calcext:value-type="currency">
            <text:p>3 372 €</text:p>
          </table:table-cell>
          <table:table-cell table:style-name="ce10"/>
          <table:table-cell table:style-name="ce10" office:value-type="currency" office:currency="EUR" office:value="2067.28" calcext:value-type="currency">
            <text:p>2 067 €</text:p>
          </table:table-cell>
          <table:table-cell table:style-name="ce7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1010"/>
        </table:table-row>
        <table:table-row table:style-name="ro1">
          <table:table-cell/>
          <table:table-cell table:style-name="ce5" office:value-type="float" office:value="2013" calcext:value-type="float">
            <text:p>2013</text:p>
          </table:table-cell>
          <table:table-cell table:style-name="ce16" office:value-type="date" office:date-value="2014-05-01" calcext:value-type="date">
            <text:p>mai</text:p>
          </table:table-cell>
          <table:table-cell table:style-name="ce10" office:value-type="currency" office:currency="EUR" office:value="620.9" calcext:value-type="currency">
            <text:p>621 €</text:p>
          </table:table-cell>
          <table:table-cell table:style-name="ce10" office:value-type="currency" office:currency="EUR" office:value="2795.67" calcext:value-type="currency">
            <text:p>2 796 €</text:p>
          </table:table-cell>
          <table:table-cell table:style-name="ce10"/>
          <table:table-cell table:style-name="ce10" office:value-type="currency" office:currency="EUR" office:value="-107.9" calcext:value-type="currency">
            <text:p>-108 €</text:p>
          </table:table-cell>
          <table:table-cell table:style-name="ce7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1010"/>
        </table:table-row>
        <table:table-row table:style-name="ro1">
          <table:table-cell/>
          <table:table-cell table:style-name="ce5" office:value-type="float" office:value="2013" calcext:value-type="float">
            <text:p>2013</text:p>
          </table:table-cell>
          <table:table-cell table:style-name="ce16" office:value-type="date" office:date-value="2014-06-01" calcext:value-type="date">
            <text:p>juin</text:p>
          </table:table-cell>
          <table:table-cell table:style-name="ce10" office:value-type="currency" office:currency="EUR" office:value="1405.43" calcext:value-type="currency">
            <text:p>1 405 €</text:p>
          </table:table-cell>
          <table:table-cell table:style-name="ce10" office:value-type="currency" office:currency="EUR" office:value="2636.13" calcext:value-type="currency">
            <text:p>2 636 €</text:p>
          </table:table-cell>
          <table:table-cell table:style-name="ce10"/>
          <table:table-cell table:style-name="ce10" office:value-type="currency" office:currency="EUR" office:value="-1338.19" calcext:value-type="currency">
            <text:p>-1 338 €</text:p>
          </table:table-cell>
          <table:table-cell table:style-name="ce7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1010"/>
        </table:table-row>
        <table:table-row table:style-name="ro1">
          <table:table-cell/>
          <table:table-cell table:style-name="ce5" office:value-type="float" office:value="2013" calcext:value-type="float">
            <text:p>2013</text:p>
          </table:table-cell>
          <table:table-cell table:style-name="ce16" office:value-type="date" office:date-value="2014-07-01" calcext:value-type="date">
            <text:p>juil.</text:p>
          </table:table-cell>
          <table:table-cell table:style-name="ce10" office:value-type="currency" office:currency="EUR" office:value="4478.02" calcext:value-type="currency">
            <text:p>4 478 €</text:p>
          </table:table-cell>
          <table:table-cell table:style-name="ce10" office:value-type="currency" office:currency="EUR" office:value="2793.88" calcext:value-type="currency">
            <text:p>2 794 €</text:p>
          </table:table-cell>
          <table:table-cell table:style-name="ce10"/>
          <table:table-cell table:style-name="ce10" office:value-type="currency" office:currency="EUR" office:value="345.95" calcext:value-type="currency">
            <text:p>346 €</text:p>
          </table:table-cell>
          <table:table-cell table:style-name="ce7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1010"/>
        </table:table-row>
        <table:table-row table:style-name="ro1">
          <table:table-cell/>
          <table:table-cell table:style-name="ce5" office:value-type="float" office:value="2013" calcext:value-type="float">
            <text:p>2013</text:p>
          </table:table-cell>
          <table:table-cell table:style-name="ce16" office:value-type="date" office:date-value="2014-08-01" calcext:value-type="date">
            <text:p>août</text:p>
          </table:table-cell>
          <table:table-cell table:style-name="ce10" office:value-type="currency" office:currency="EUR" office:value="2437.05" calcext:value-type="currency">
            <text:p>2 437 €</text:p>
          </table:table-cell>
          <table:table-cell table:style-name="ce10" office:value-type="currency" office:currency="EUR" office:value="2669.73" calcext:value-type="currency">
            <text:p>2 670 €</text:p>
          </table:table-cell>
          <table:table-cell table:style-name="ce10"/>
          <table:table-cell table:style-name="ce10" office:value-type="currency" office:currency="EUR" office:value="113.27" calcext:value-type="currency">
            <text:p>113 €</text:p>
          </table:table-cell>
          <table:table-cell table:style-name="ce7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1010"/>
        </table:table-row>
        <table:table-row table:style-name="ro1">
          <table:table-cell/>
          <table:table-cell table:style-name="ce5" office:value-type="float" office:value="2013" calcext:value-type="float">
            <text:p>2013</text:p>
          </table:table-cell>
          <table:table-cell table:style-name="ce16" office:value-type="date" office:date-value="2014-09-01" calcext:value-type="date">
            <text:p>sept.</text:p>
          </table:table-cell>
          <table:table-cell table:style-name="ce10" office:value-type="currency" office:currency="EUR" office:value="1843.66" calcext:value-type="currency">
            <text:p>1 844 €</text:p>
          </table:table-cell>
          <table:table-cell table:style-name="ce10" office:value-type="currency" office:currency="EUR" office:value="2236.77" calcext:value-type="currency">
            <text:p>2 237 €</text:p>
          </table:table-cell>
          <table:table-cell table:style-name="ce10"/>
          <table:table-cell table:style-name="ce10" office:value-type="currency" office:currency="EUR" office:value="-279.84" calcext:value-type="currency">
            <text:p>-280 €</text:p>
          </table:table-cell>
          <table:table-cell table:style-name="ce7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1010"/>
        </table:table-row>
        <table:table-row table:style-name="ro1">
          <table:table-cell/>
          <table:table-cell table:style-name="ce5" office:value-type="float" office:value="2013" calcext:value-type="float">
            <text:p>2013</text:p>
          </table:table-cell>
          <table:table-cell table:style-name="ce16" office:value-type="date" office:date-value="2014-10-01" calcext:value-type="date">
            <text:p>oct.</text:p>
          </table:table-cell>
          <table:table-cell table:style-name="ce10" office:value-type="currency" office:currency="EUR" office:value="2475.35" calcext:value-type="currency">
            <text:p>2 475 €</text:p>
          </table:table-cell>
          <table:table-cell table:style-name="ce10" office:value-type="currency" office:currency="EUR" office:value="1512.85" calcext:value-type="currency">
            <text:p>1 513 €</text:p>
          </table:table-cell>
          <table:table-cell table:style-name="ce10"/>
          <table:table-cell table:style-name="ce10" office:value-type="currency" office:currency="EUR" office:value="682.66" calcext:value-type="currency">
            <text:p>683 €</text:p>
          </table:table-cell>
          <table:table-cell table:style-name="ce7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1010"/>
        </table:table-row>
        <table:table-row table:style-name="ro1">
          <table:table-cell/>
          <table:table-cell table:style-name="ce5" office:value-type="float" office:value="2013" calcext:value-type="float">
            <text:p>2013</text:p>
          </table:table-cell>
          <table:table-cell table:style-name="ce16" office:value-type="date" office:date-value="2014-11-01" calcext:value-type="date">
            <text:p>nov.</text:p>
          </table:table-cell>
          <table:table-cell table:style-name="ce10" office:value-type="currency" office:currency="EUR" office:value="468.9" calcext:value-type="currency">
            <text:p>469 €</text:p>
          </table:table-cell>
          <table:table-cell table:style-name="ce10" office:value-type="currency" office:currency="EUR" office:value="1359.16" calcext:value-type="currency">
            <text:p>1 359 €</text:p>
          </table:table-cell>
          <table:table-cell table:style-name="ce10"/>
          <table:table-cell table:style-name="ce10" office:value-type="currency" office:currency="EUR" office:value="-207.6" calcext:value-type="currency">
            <text:p>-208 €</text:p>
          </table:table-cell>
          <table:table-cell table:style-name="ce7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1010"/>
        </table:table-row>
        <table:table-row table:style-name="ro1">
          <table:table-cell/>
          <table:table-cell table:style-name="ce5" office:value-type="float" office:value="2013" calcext:value-type="float">
            <text:p>2013</text:p>
          </table:table-cell>
          <table:table-cell table:style-name="ce16" office:value-type="date" office:date-value="2014-12-01" calcext:value-type="date">
            <text:p>déc.</text:p>
          </table:table-cell>
          <table:table-cell table:style-name="ce10" office:value-type="currency" office:currency="EUR" office:value="15130.89" calcext:value-type="currency">
            <text:p>15 131 €</text:p>
          </table:table-cell>
          <table:table-cell table:style-name="ce10" office:value-type="currency" office:currency="EUR" office:value="1652.38" calcext:value-type="currency">
            <text:p>1 652 €</text:p>
          </table:table-cell>
          <table:table-cell table:style-name="ce10"/>
          <table:table-cell table:style-name="ce10" office:value-type="currency" office:currency="EUR" office:value="13270.91" calcext:value-type="currency">
            <text:p>13 271 €</text:p>
          </table:table-cell>
          <table:table-cell table:style-name="ce7" table:number-columns-repeated="7"/>
          <table:table-cell table:number-columns-repeated="1010"/>
        </table:table-row>
        <table:table-row table:style-name="ro1" table:number-rows-repeated="3">
          <table:table-cell/>
          <table:table-cell table:style-name="ce7" table:number-columns-repeated="13"/>
          <table:table-cell table:number-columns-repeated="1010"/>
        </table:table-row>
        <table:table-row table:style-name="ro1">
          <table:table-cell/>
          <table:table-cell table:style-name="ce3" office:value-type="float" office:value="2012" calcext:value-type="float">
            <text:p>2012</text:p>
          </table:table-cell>
          <table:table-cell table:style-name="ce7" table:number-columns-repeated="12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nnée</text:p>
          </table:table-cell>
          <table:table-cell table:style-name="ce8" office:value-type="string" calcext:value-type="string">
            <text:p>Mois</text:p>
          </table:table-cell>
          <table:table-cell table:style-name="ce8" office:value-type="string" calcext:value-type="string">
            <text:p>Crédit</text:p>
          </table:table-cell>
          <table:table-cell table:style-name="ce8" office:value-type="string" calcext:value-type="string">
            <text:p>Débit</text:p>
          </table:table-cell>
          <table:table-cell table:style-name="ce8"/>
          <table:table-cell table:style-name="ce12" office:value-type="string" calcext:value-type="string">
            <text:p>Sit. Fin mois</text:p>
          </table:table-cell>
          <table:table-cell table:style-name="ce7">
            <draw:frame table:end-cell-address="'SA - BNP'.O63" table:end-x="14.21mm" table:end-y="4.42mm" draw:z-index="2" draw:style-name="gr1" draw:text-style-name="P1" svg:width="169.53mm" svg:height="68.16mm" svg:x="18.04mm" svg:y="2.52mm">
              <loext:p draw:notify-on-update-of-ranges="'SA - BNP'.C52:'SA - BNP'.C63 'SA - BNP'.D51:'SA - BNP'.D51 'SA - BNP'.D52:'SA - BNP'.D63 'SA - BNP'.E51:'SA - BNP'.E51 'SA - BNP'.E52:'SA - BNP'.E63 'SA - BNP'.G51:'SA - BNP'.G51 'SA - BNP'.G52:'SA - BNP'.G63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7" table:number-columns-repeated="6"/>
          <table:table-cell table:number-columns-repeated="1010"/>
        </table:table-row>
        <table:table-row table:style-name="ro1">
          <table:table-cell/>
          <table:table-cell table:style-name="ce5" office:value-type="float" office:value="2012" calcext:value-type="float">
            <text:p>2012</text:p>
          </table:table-cell>
          <table:table-cell table:style-name="ce16" office:value-type="date" office:date-value="2014-01-01" calcext:value-type="date">
            <text:p>janv.</text:p>
          </table:table-cell>
          <table:table-cell table:style-name="ce10" table:number-columns-repeated="4"/>
          <table:table-cell table:style-name="ce7" table:number-columns-repeated="7"/>
          <table:table-cell table:number-columns-repeated="1010"/>
        </table:table-row>
        <table:table-row table:style-name="ro1">
          <table:table-cell/>
          <table:table-cell table:style-name="ce5" office:value-type="float" office:value="2012" calcext:value-type="float">
            <text:p>2012</text:p>
          </table:table-cell>
          <table:table-cell table:style-name="ce16" office:value-type="date" office:date-value="2014-02-01" calcext:value-type="date">
            <text:p>févr.</text:p>
          </table:table-cell>
          <table:table-cell table:style-name="ce10" table:number-columns-repeated="4"/>
          <table:table-cell table:style-name="ce7" table:number-columns-repeated="7"/>
          <table:table-cell table:number-columns-repeated="1010"/>
        </table:table-row>
        <table:table-row table:style-name="ro1">
          <table:table-cell/>
          <table:table-cell table:style-name="ce5" office:value-type="float" office:value="2012" calcext:value-type="float">
            <text:p>2012</text:p>
          </table:table-cell>
          <table:table-cell table:style-name="ce16" office:value-type="date" office:date-value="2014-03-01" calcext:value-type="date">
            <text:p>mars</text:p>
          </table:table-cell>
          <table:table-cell table:style-name="ce10" table:number-columns-repeated="4"/>
          <table:table-cell table:style-name="ce7" table:number-columns-repeated="7"/>
          <table:table-cell table:number-columns-repeated="1010"/>
        </table:table-row>
        <table:table-row table:style-name="ro1">
          <table:table-cell/>
          <table:table-cell table:style-name="ce5" office:value-type="float" office:value="2012" calcext:value-type="float">
            <text:p>2012</text:p>
          </table:table-cell>
          <table:table-cell table:style-name="ce16" office:value-type="date" office:date-value="2014-04-01" calcext:value-type="date">
            <text:p>avr.</text:p>
          </table:table-cell>
          <table:table-cell table:style-name="ce10" table:number-columns-repeated="4"/>
          <table:table-cell table:style-name="ce7" table:number-columns-repeated="7"/>
          <table:table-cell table:number-columns-repeated="1010"/>
        </table:table-row>
        <table:table-row table:style-name="ro1">
          <table:table-cell/>
          <table:table-cell table:style-name="ce5" office:value-type="float" office:value="2012" calcext:value-type="float">
            <text:p>2012</text:p>
          </table:table-cell>
          <table:table-cell table:style-name="ce16" office:value-type="date" office:date-value="2014-05-01" calcext:value-type="date">
            <text:p>mai</text:p>
          </table:table-cell>
          <table:table-cell table:style-name="ce10" table:number-columns-repeated="4"/>
          <table:table-cell table:style-name="ce7" table:number-columns-repeated="7"/>
          <table:table-cell table:number-columns-repeated="1010"/>
        </table:table-row>
        <table:table-row table:style-name="ro1">
          <table:table-cell/>
          <table:table-cell table:style-name="ce5" office:value-type="float" office:value="2012" calcext:value-type="float">
            <text:p>2012</text:p>
          </table:table-cell>
          <table:table-cell table:style-name="ce16" office:value-type="date" office:date-value="2014-06-01" calcext:value-type="date">
            <text:p>juin</text:p>
          </table:table-cell>
          <table:table-cell table:style-name="ce10" table:number-columns-repeated="4"/>
          <table:table-cell table:style-name="ce7" table:number-columns-repeated="7"/>
          <table:table-cell table:number-columns-repeated="1010"/>
        </table:table-row>
        <table:table-row table:style-name="ro1">
          <table:table-cell/>
          <table:table-cell table:style-name="ce5" office:value-type="float" office:value="2012" calcext:value-type="float">
            <text:p>2012</text:p>
          </table:table-cell>
          <table:table-cell table:style-name="ce16" office:value-type="date" office:date-value="2014-07-01" calcext:value-type="date">
            <text:p>juil.</text:p>
          </table:table-cell>
          <table:table-cell table:style-name="ce10" table:number-columns-repeated="4"/>
          <table:table-cell table:style-name="ce7" table:number-columns-repeated="7"/>
          <table:table-cell table:number-columns-repeated="1010"/>
        </table:table-row>
        <table:table-row table:style-name="ro1">
          <table:table-cell/>
          <table:table-cell table:style-name="ce5" office:value-type="float" office:value="2012" calcext:value-type="float">
            <text:p>2012</text:p>
          </table:table-cell>
          <table:table-cell table:style-name="ce16" office:value-type="date" office:date-value="2014-08-01" calcext:value-type="date">
            <text:p>août</text:p>
          </table:table-cell>
          <table:table-cell table:style-name="ce10" table:number-columns-repeated="4"/>
          <table:table-cell table:style-name="ce7" table:number-columns-repeated="7"/>
          <table:table-cell table:number-columns-repeated="1010"/>
        </table:table-row>
        <table:table-row table:style-name="ro1">
          <table:table-cell/>
          <table:table-cell table:style-name="ce5" office:value-type="float" office:value="2012" calcext:value-type="float">
            <text:p>2012</text:p>
          </table:table-cell>
          <table:table-cell table:style-name="ce16" office:value-type="date" office:date-value="2014-09-01" calcext:value-type="date">
            <text:p>sept.</text:p>
          </table:table-cell>
          <table:table-cell table:style-name="ce10" table:number-columns-repeated="4"/>
          <table:table-cell table:style-name="ce7" table:number-columns-repeated="7"/>
          <table:table-cell table:number-columns-repeated="1010"/>
        </table:table-row>
        <table:table-row table:style-name="ro1">
          <table:table-cell/>
          <table:table-cell table:style-name="ce5" office:value-type="float" office:value="2012" calcext:value-type="float">
            <text:p>2012</text:p>
          </table:table-cell>
          <table:table-cell table:style-name="ce16" office:value-type="date" office:date-value="2014-10-01" calcext:value-type="date">
            <text:p>oct.</text:p>
          </table:table-cell>
          <table:table-cell table:style-name="ce10" table:number-columns-repeated="4"/>
          <table:table-cell table:style-name="ce7" table:number-columns-repeated="7"/>
          <table:table-cell table:number-columns-repeated="1010"/>
        </table:table-row>
        <table:table-row table:style-name="ro1">
          <table:table-cell/>
          <table:table-cell table:style-name="ce5" office:value-type="float" office:value="2012" calcext:value-type="float">
            <text:p>2012</text:p>
          </table:table-cell>
          <table:table-cell table:style-name="ce16" office:value-type="date" office:date-value="2014-11-01" calcext:value-type="date">
            <text:p>nov.</text:p>
          </table:table-cell>
          <table:table-cell table:style-name="ce10" office:value-type="currency" office:currency="EUR" office:value="4032.66" calcext:value-type="currency">
            <text:p>4 033 €</text:p>
          </table:table-cell>
          <table:table-cell table:style-name="ce10" office:value-type="currency" office:currency="EUR" office:value="4391.49" calcext:value-type="currency">
            <text:p>4 391 €</text:p>
          </table:table-cell>
          <table:table-cell table:style-name="ce10"/>
          <table:table-cell table:style-name="ce10" office:value-type="currency" office:currency="EUR" office:value="2516.91" calcext:value-type="currency">
            <text:p>2 517 €</text:p>
          </table:table-cell>
          <table:table-cell table:style-name="ce7" table:number-columns-repeated="7"/>
          <table:table-cell table:number-columns-repeated="1010"/>
        </table:table-row>
        <table:table-row table:style-name="ro1">
          <table:table-cell/>
          <table:table-cell table:style-name="ce5" office:value-type="float" office:value="2012" calcext:value-type="float">
            <text:p>2012</text:p>
          </table:table-cell>
          <table:table-cell table:style-name="ce16" office:value-type="date" office:date-value="2014-12-01" calcext:value-type="date">
            <text:p>déc.</text:p>
          </table:table-cell>
          <table:table-cell table:style-name="ce10" office:value-type="currency" office:currency="EUR" office:value="3935.72" calcext:value-type="currency">
            <text:p>3 936 €</text:p>
          </table:table-cell>
          <table:table-cell table:style-name="ce10" office:value-type="currency" office:currency="EUR" office:value="4001.66" calcext:value-type="currency">
            <text:p>4 002 €</text:p>
          </table:table-cell>
          <table:table-cell table:style-name="ce10"/>
          <table:table-cell table:style-name="ce10" office:value-type="currency" office:currency="EUR" office:value="2450.97" calcext:value-type="currency">
            <text:p>2 451 €</text:p>
          </table:table-cell>
          <table:table-cell table:style-name="ce7" table:number-columns-repeated="7"/>
          <table:table-cell table:number-columns-repeated="1010"/>
        </table:table-row>
        <table:table-row table:style-name="ro1" table:number-rows-repeated="4">
          <table:table-cell table:number-columns-repeated="7"/>
          <table:table-cell table:style-name="ce7" table:number-columns-repeated="7"/>
          <table:table-cell table:number-columns-repeated="1010"/>
        </table:table-row>
        <table:table-row table:style-name="ro1" table:number-rows-repeated="1048468">
          <table:table-cell table:number-columns-repeated="1024"/>
        </table:table-row>
        <table:table-row table:style-name="ro2" table:number-rows-repeated="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1" style:font-size-asian="24pt" style:language-asian="zh" style:country-asian="CN" style:font-name-complex="DejaVu Sans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 number:style="long"/>
      <number:text> </number:text>
      <number:month number:textual="true"/>
    </number:date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13P0"/>
    </number:currency-style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15">
      <number:day number:style="long"/>
      <number:text>.</number:text>
      <number:month number:style="long"/>
    </number:date-style>
    <number:date-style style:name="N116">
      <number:day number:style="long"/>
      <number:text>.</number:text>
      <number:month number:style="long"/>
      <number:text>.YYYY</number:text>
    </number:date-style>
    <number:date-style style:name="N117">
      <number:day number:style="long"/>
      <number:text>.</number:text>
      <number:month number:style="long"/>
      <number:text>.</number:text>
      <number:year number:style="long"/>
    </number:date-style>
    <number:date-style style:name="N118">
      <number:month number:textual="true"/>
    </number:date-style>
    <number:date-style style:name="N119">
      <number:month number:textual="true"/>
      <number:text> YYYY</number:text>
    </number:date-style>
    <number:date-style style:name="N120">
      <number:month number:textual="true"/>
      <number:text>-</number:text>
      <number:year/>
    </number:date-style>
    <number:date-style style:name="N121">
      <number:month number:textual="true"/>
      <number:text>/YYYY</number:text>
    </number:date-style>
    <number:date-style style:name="N122">
      <number:month number:textual="true"/>
      <number:text> YY</number:text>
    </number:date-style>
    <number:number-style style:name="N123">
      <number:number number:decimal-places="0" loext:min-decimal-places="0" number:min-integer-digits="2"/>
    </number:number-style>
    <number:date-style style:name="N124">
      <number:month number:textual="true"/>
      <number:text> </number:text>
      <number:year/>
    </number:date-style>
    <number:date-style style:name="N125">
      <number:day-of-week/>
      <number:text> </number:text>
      <number:day number:style="long"/>
      <number:text> </number:text>
      <number:month number:textual="true"/>
    </number:date-style>
    <number:date-style style:name="N126">
      <number:day-of-week/>
      <number:text> </number:text>
      <number:day/>
      <number:text> </number:text>
      <number:month number:textual="true"/>
      <number:text> </number:text>
    </number:date-style>
    <number:date-style style:name="N127">
      <number:day-of-week/>
      <number:text> </number:text>
      <number:day/>
    </number:date-style>
    <number:date-style style:name="N128">
      <number:day-of-week/>
      <number:text> </number:text>
      <number:day/>
      <number:text>.</number:text>
      <number:month number:style="long"/>
    </number:date-style>
    <number:date-style style:name="N129">
      <number:day-of-week/>
      <number:text> </number:text>
      <number:day/>
      <number:text> </number:text>
      <number:month number:textual="true"/>
      <number:text> </number:text>
      <number:year number:style="long"/>
    </number:date-style>
    <number:date-style style:name="N130">
      <number:day number:style="long"/>
      <number:text>.</number:text>
      <number:month number:style="long"/>
      <number:text>.</number:text>
      <number:year/>
    </number:date-style>
    <number:date-style style:name="N131">
      <number:day-of-week/>
      <number:text> </number:text>
      <number:day/>
      <number:text> </number:text>
      <number:month number:textual="true"/>
    </number:dat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2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2P0"/>
    </number:currency-style>
    <number:date-style style:name="N133">
      <number:day/>
      <number:text> </number:text>
      <number:month number:textual="true"/>
    </number:date-style>
    <number:date-style style:name="N134">
      <number:day number:style="long"/>
      <number:text> </number:text>
      <number:month number:textual="true"/>
      <number:text> </number:text>
      <number:hours number:style="long"/>
      <number:text>:</number:text>
      <number:minutes number:style="long"/>
    </number:date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7:49:38.027022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13:33:23.909213998</meta:creation-date>
    <dc:date>2016-04-28T17:52:53.524782611</dc:date>
    <meta:editing-duration>PT3H36M29S</meta:editing-duration>
    <meta:editing-cycles>11</meta:editing-cycles>
    <meta:generator>LibreOffice/5.1.2.2$Linux_X86_64 LibreOffice_project/d3bf12ecb743fc0d20e0be0c58ca359301eb705f</meta:generator>
    <meta:document-statistic meta:table-count="2" meta:cell-count="23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18"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cccccc" fo:font-family="'DejaVu Sans'" style:font-style-name="Book" fo:font-size="8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8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draw:stroke="none" svg:stroke-color="#b3b3b3"/>
      <style:text-properties fo:color="#666666" fo:font-family="'DejaVu Sans'" style:font-style-name="Book" fo:font-size="7pt" style:font-size-asian="10pt" style:font-size-complex="10pt"/>
    </style:style>
    <style:style style:name="ch5" style:family="chart" style:data-style-name="N114">
      <style:chart-properties chart:display-label="true" chart:logarithmic="false" chart:maximum="16000" chart:origin="0" chart:reverse-direction="false" text:line-break="false" loext:try-staggering-first="true" chart:link-data-style-to-source="true" chart:axis-position="1"/>
      <style:graphic-properties draw:stroke="none" svg:stroke-color="#cccccc"/>
      <style:text-properties fo:color="#666666" fo:font-family="'DejaVu Sans'" style:font-style-name="Book" fo:font-size="7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8" style:family="chart" style:data-style-name="N114">
      <style:chart-properties chart:symbol-type="none" chart:link-data-style-to-source="true"/>
      <style:graphic-properties svg:stroke-width="0.04cm" svg:stroke-color="#c5000b" draw:fill-color="#c5000b"/>
      <style:text-properties fo:font-size="10pt" style:font-size-asian="10pt" style:font-size-complex="10pt"/>
    </style:style>
    <style:style style:name="ch9" style:family="chart" style:data-style-name="N114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-dash="Ultrafine_20_Dashed" svg:stroke-color="#cccccc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27cm" svg:height="6.929cm" xlink:href=".." xlink:type="simple" chart:class="chart:line" chart:style-name="ch1">
        <chart:legend chart:legend-position="end" svg:x="13.463cm" svg:y="2.746cm" style:legend-expansion="high" chart:style-name="ch2"/>
        <chart:plot-area chart:style-name="ch3" table:cell-range-address="'SA - BNP'.C35:'SA - BNP'.E46 'SA - BNP'.D34:'SA - BNP'.E34 'SA - BNP'.G34:'SA - BNP'.G46" chart:data-source-has-labels="both" svg:x="0.332cm" svg:y="0.138cm" svg:width="12.799cm" svg:height="6.653cm">
          <chartooo:coordinate-region svg:x="1.695cm" svg:y="0.271cm" svg:width="11.436cm" svg:height="6.005cm"/>
          <chart:axis chart:dimension="x" chart:name="primary-x" chart:style-name="ch4" chartooo:axis-type="auto">
            <chartooo:date-scale/>
            <chart:categories table:cell-range-address="'SA - BNP'.C35:'SA - BNP'.C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A - BNP'.D35:'SA - BNP'.D46" chart:label-cell-address="'SA - BNP'.D34:'SA - BNP'.D34" chart:class="chart:line">
            <chart:data-point chart:repeated="12"/>
          </chart:series>
          <chart:series chart:style-name="ch8" chart:values-cell-range-address="'SA - BNP'.E35:'SA - BNP'.E46" chart:label-cell-address="'SA - BNP'.E34:'SA - BNP'.E34" chart:class="chart:line">
            <chart:data-point chart:repeated="12"/>
          </chart:series>
          <chart:series chart:style-name="ch9" chart:values-cell-range-address="'SA - BNP'.G35:'SA - BNP'.G46" chart:label-cell-address="'SA - BNP'.G34:'SA - BNP'.G34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édit</text:p>
                <draw:g>
                  <svg:desc>'SA - BNP'.D34:'SA - BNP'.D34</svg:desc>
                </draw:g>
              </table:table-cell>
              <table:table-cell office:value-type="string">
                <text:p>Débit</text:p>
                <draw:g>
                  <svg:desc>'SA - BNP'.E34:'SA - BNP'.E34</svg:desc>
                </draw:g>
              </table:table-cell>
              <table:table-cell office:value-type="string">
                <text:p>Sit. Fin mois</text:p>
                <draw:g>
                  <svg:desc>'SA - BNP'.G34:'SA - BNP'.G34</svg:desc>
                </draw:g>
              </table:table-cell>
            </table:table-row>
          </table:table-header-rows>
          <table:table-rows>
            <table:table-row>
              <table:table-cell office:value-type="float" office:value="41640">
                <text:p>41640</text:p>
                <draw:g>
                  <svg:desc>'SA - BNP'.C35:'SA - BNP'.C46</svg:desc>
                </draw:g>
              </table:table-cell>
              <table:table-cell office:value-type="float" office:value="4032.66">
                <text:p>4032.66</text:p>
                <draw:g>
                  <svg:desc>'SA - BNP'.D35:'SA - BNP'.D46</svg:desc>
                </draw:g>
              </table:table-cell>
              <table:table-cell office:value-type="float" office:value="4391.49">
                <text:p>4391.49</text:p>
                <draw:g>
                  <svg:desc>'SA - BNP'.E35:'SA - BNP'.E46</svg:desc>
                </draw:g>
              </table:table-cell>
              <table:table-cell office:value-type="float" office:value="2516.91">
                <text:p>2516.91</text:p>
                <draw:g>
                  <svg:desc>'SA - BNP'.G35:'SA - BNP'.G46</svg:desc>
                </draw:g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3935.72">
                <text:p>3935.72</text:p>
              </table:table-cell>
              <table:table-cell office:value-type="float" office:value="4001.66">
                <text:p>4001.66</text:p>
              </table:table-cell>
              <table:table-cell office:value-type="float" office:value="2450.97">
                <text:p>2450.97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3860.02">
                <text:p>3860.02</text:p>
              </table:table-cell>
              <table:table-cell office:value-type="float" office:value="4398.55">
                <text:p>4398.55</text:p>
              </table:table-cell>
              <table:table-cell office:value-type="float" office:value="1912.44">
                <text:p>1912.44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3526.69">
                <text:p>3526.69</text:p>
              </table:table-cell>
              <table:table-cell office:value-type="float" office:value="3371.85">
                <text:p>3371.85</text:p>
              </table:table-cell>
              <table:table-cell office:value-type="float" office:value="2067.28">
                <text:p>2067.28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620.9">
                <text:p>620.9</text:p>
              </table:table-cell>
              <table:table-cell office:value-type="float" office:value="2795.67">
                <text:p>2795.67</text:p>
              </table:table-cell>
              <table:table-cell office:value-type="float" office:value="-107.9">
                <text:p>-107.9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1405.43">
                <text:p>1405.43</text:p>
              </table:table-cell>
              <table:table-cell office:value-type="float" office:value="2636.13">
                <text:p>2636.13</text:p>
              </table:table-cell>
              <table:table-cell office:value-type="float" office:value="-1338.19">
                <text:p>-1338.19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4478.02">
                <text:p>4478.02</text:p>
              </table:table-cell>
              <table:table-cell office:value-type="float" office:value="2793.88">
                <text:p>2793.88</text:p>
              </table:table-cell>
              <table:table-cell office:value-type="float" office:value="345.95">
                <text:p>345.95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2437.05">
                <text:p>2437.05</text:p>
              </table:table-cell>
              <table:table-cell office:value-type="float" office:value="2669.73">
                <text:p>2669.73</text:p>
              </table:table-cell>
              <table:table-cell office:value-type="float" office:value="113.27">
                <text:p>113.27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843.66">
                <text:p>1843.66</text:p>
              </table:table-cell>
              <table:table-cell office:value-type="float" office:value="2236.77">
                <text:p>2236.77</text:p>
              </table:table-cell>
              <table:table-cell office:value-type="float" office:value="-279.84">
                <text:p>-279.84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2475.35">
                <text:p>2475.35</text:p>
              </table:table-cell>
              <table:table-cell office:value-type="float" office:value="1512.85">
                <text:p>1512.85</text:p>
              </table:table-cell>
              <table:table-cell office:value-type="float" office:value="682.66">
                <text:p>682.66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468.9">
                <text:p>468.9</text:p>
              </table:table-cell>
              <table:table-cell office:value-type="float" office:value="1359.16">
                <text:p>1359.16</text:p>
              </table:table-cell>
              <table:table-cell office:value-type="float" office:value="-207.6">
                <text:p>-207.6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15130.89">
                <text:p>15130.89</text:p>
              </table:table-cell>
              <table:table-cell office:value-type="float" office:value="1652.38">
                <text:p>1652.38</text:p>
              </table:table-cell>
              <table:table-cell office:value-type="float" office:value="13270.91">
                <text:p>13270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d3bf12ecb743fc0d20e0be0c58ca359301eb70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18"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cccccc" fo:font-family="'DejaVu Sans'" style:font-style-name="Book" fo:font-size="8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8">
      <style:chart-properties chart:display-label="true" chart:logarithmic="false" chart:reverse-direction="false" text:line-break="false" loext:try-staggering-first="true" chart:link-data-style-to-source="true" chart:axis-position="0"/>
      <style:graphic-properties draw:stroke="none" svg:stroke-color="#b3b3b3"/>
      <style:text-properties fo:color="#666666" fo:font-family="'DejaVu Sans'" style:font-style-name="Book" fo:font-size="8pt" style:font-size-asian="10pt" style:font-size-complex="10pt"/>
    </style:style>
    <style:style style:name="ch5" style:family="chart" style:data-style-name="N114">
      <style:chart-properties chart:display-label="true" chart:logarithmic="false" chart:maximum="16000" chart:origin="0" chart:reverse-direction="false" text:line-break="false" loext:try-staggering-first="true" chart:link-data-style-to-source="true" chart:axis-position="1"/>
      <style:graphic-properties draw:stroke="none" svg:stroke-color="#cccccc"/>
      <style:text-properties fo:color="#666666" fo:font-family="'DejaVu Sans'" style:font-style-name="Book" fo:font-size="7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8" style:family="chart" style:data-style-name="N114">
      <style:chart-properties chart:symbol-type="none" chart:link-data-style-to-source="true"/>
      <style:graphic-properties svg:stroke-width="0.04cm" svg:stroke-color="#c5000b" draw:fill-color="#c5000b"/>
      <style:text-properties fo:font-size="10pt" style:font-size-asian="10pt" style:font-size-complex="10pt"/>
    </style:style>
    <style:style style:name="ch9" style:family="chart" style:data-style-name="N114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-dash="Ultrafine_20_Dashed" svg:stroke-color="#cccccc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26cm" svg:height="6.964cm" xlink:href=".." xlink:type="simple" chart:class="chart:line" chart:style-name="ch1">
        <chart:legend chart:legend-position="end" svg:x="13.462cm" svg:y="2.764cm" style:legend-expansion="high" chart:style-name="ch2"/>
        <chart:plot-area chart:style-name="ch3" table:cell-range-address="'SA - BNP'.C18:'SA - BNP'.E29 'SA - BNP'.D17:'SA - BNP'.E17 'SA - BNP'.G17:'SA - BNP'.G29" chart:data-source-has-labels="both" svg:x="0.332cm" svg:y="0.139cm" svg:width="12.798cm" svg:height="6.686cm">
          <chartooo:coordinate-region svg:x="1.694cm" svg:y="0.272cm" svg:width="11.436cm" svg:height="5.959cm"/>
          <chart:axis chart:dimension="x" chart:name="primary-x" chart:style-name="ch4" chartooo:axis-type="auto">
            <chartooo:date-scale/>
            <chart:categories table:cell-range-address="'SA - BNP'.C18:'SA - BNP'.C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A - BNP'.D18:'SA - BNP'.D29" chart:label-cell-address="'SA - BNP'.D17:'SA - BNP'.D17" chart:class="chart:line">
            <chart:data-point chart:repeated="12"/>
          </chart:series>
          <chart:series chart:style-name="ch8" chart:values-cell-range-address="'SA - BNP'.E18:'SA - BNP'.E29" chart:label-cell-address="'SA - BNP'.E17:'SA - BNP'.E17" chart:class="chart:line">
            <chart:data-point chart:repeated="12"/>
          </chart:series>
          <chart:series chart:style-name="ch9" chart:values-cell-range-address="'SA - BNP'.G18:'SA - BNP'.G29" chart:label-cell-address="'SA - BNP'.G17:'SA - BNP'.G17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édit</text:p>
                <draw:g>
                  <svg:desc>'SA - BNP'.D17:'SA - BNP'.D17</svg:desc>
                </draw:g>
              </table:table-cell>
              <table:table-cell office:value-type="string">
                <text:p>Débit</text:p>
                <draw:g>
                  <svg:desc>'SA - BNP'.E17:'SA - BNP'.E17</svg:desc>
                </draw:g>
              </table:table-cell>
              <table:table-cell office:value-type="string">
                <text:p>Sit. Fin mois</text:p>
                <draw:g>
                  <svg:desc>'SA - BNP'.G17:'SA - BNP'.G17</svg:desc>
                </draw:g>
              </table:table-cell>
            </table:table-row>
          </table:table-header-rows>
          <table:table-rows>
            <table:table-row>
              <table:table-cell office:value-type="float" office:value="41640">
                <text:p>41640</text:p>
                <draw:g>
                  <svg:desc>'SA - BNP'.C18:'SA - BNP'.C29</svg:desc>
                </draw:g>
              </table:table-cell>
              <table:table-cell office:value-type="float" office:value="6324.35">
                <text:p>6324.35</text:p>
                <draw:g>
                  <svg:desc>'SA - BNP'.D18:'SA - BNP'.D29</svg:desc>
                </draw:g>
              </table:table-cell>
              <table:table-cell office:value-type="float" office:value="5506.61">
                <text:p>5506.61</text:p>
                <draw:g>
                  <svg:desc>'SA - BNP'.E18:'SA - BNP'.E29</svg:desc>
                </draw:g>
              </table:table-cell>
              <table:table-cell office:value-type="float" office:value="12453.17">
                <text:p>12453.17</text:p>
                <draw:g>
                  <svg:desc>'SA - BNP'.G18:'SA - BNP'.G29</svg:desc>
                </draw:g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3626.67">
                <text:p>3626.67</text:p>
              </table:table-cell>
              <table:table-cell office:value-type="float" office:value="4634.94">
                <text:p>4634.94</text:p>
              </table:table-cell>
              <table:table-cell office:value-type="float" office:value="11444.9">
                <text:p>11444.9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3999.41">
                <text:p>3999.41</text:p>
              </table:table-cell>
              <table:table-cell office:value-type="float" office:value="8392.21">
                <text:p>8392.21</text:p>
              </table:table-cell>
              <table:table-cell office:value-type="float" office:value="7052.1">
                <text:p>7052.1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9210.36">
                <text:p>9210.36</text:p>
              </table:table-cell>
              <table:table-cell office:value-type="float" office:value="13048.27">
                <text:p>13048.27</text:p>
              </table:table-cell>
              <table:table-cell office:value-type="float" office:value="3214.19">
                <text:p>3214.19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6003.25">
                <text:p>6003.25</text:p>
              </table:table-cell>
              <table:table-cell office:value-type="float" office:value="3021.33">
                <text:p>3021.33</text:p>
              </table:table-cell>
              <table:table-cell office:value-type="float" office:value="6196.11">
                <text:p>6196.11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5405.73">
                <text:p>5405.73</text:p>
              </table:table-cell>
              <table:table-cell office:value-type="float" office:value="2717.73">
                <text:p>2717.73</text:p>
              </table:table-cell>
              <table:table-cell office:value-type="float" office:value="10210.23">
                <text:p>10210.23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4219.01">
                <text:p>4219.01</text:p>
              </table:table-cell>
              <table:table-cell office:value-type="float" office:value="3423.94">
                <text:p>3423.94</text:p>
              </table:table-cell>
              <table:table-cell office:value-type="float" office:value="11005.3">
                <text:p>11005.3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41687">
                <text:p>4168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d3bf12ecb743fc0d20e0be0c58ca359301eb705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18"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cccccc" fo:font-family="'DejaVu Sans'" style:font-style-name="Book" fo:font-size="8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8">
      <style:chart-properties chart:display-label="true" chart:logarithmic="false" chart:reverse-direction="false" text:line-break="false" loext:try-staggering-first="true" chart:link-data-style-to-source="true" chart:axis-position="0"/>
      <style:graphic-properties draw:stroke="none" svg:stroke-color="#b3b3b3"/>
      <style:text-properties fo:color="#666666" fo:font-family="'DejaVu Sans'" style:font-style-name="Book" fo:font-size="7pt" style:font-size-asian="10pt" style:font-size-complex="10pt"/>
    </style:style>
    <style:style style:name="ch5" style:family="chart" style:data-style-name="N114">
      <style:chart-properties chart:display-label="true" chart:logarithmic="false" chart:maximum="16000" chart:origin="0" chart:reverse-direction="false" text:line-break="false" loext:try-staggering-first="true" chart:link-data-style-to-source="true" chart:axis-position="1"/>
      <style:graphic-properties draw:stroke="none" svg:stroke-color="#cccccc"/>
      <style:text-properties fo:color="#666666" fo:font-family="'DejaVu Sans'" style:font-style-name="Book" fo:font-size="7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8" style:family="chart" style:data-style-name="N114">
      <style:chart-properties chart:symbol-type="none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9" style:family="chart" style:data-style-name="N114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-dash="Ultrafine_20_Dashed" svg:stroke-color="#cccccc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56cm" svg:height="6.819cm" xlink:href=".." xlink:type="simple" chart:class="chart:line" chart:style-name="ch1">
        <chart:legend chart:legend-position="end" svg:x="13.792cm" svg:y="2.691cm" style:legend-expansion="high" chart:style-name="ch2"/>
        <chart:plot-area chart:style-name="ch3" table:cell-range-address="'SA - BNP'.C52:'SA - BNP'.E63 'SA - BNP'.D51:'SA - BNP'.E51 'SA - BNP'.G51:'SA - BNP'.G63" chart:data-source-has-labels="both" svg:x="0.339cm" svg:y="0.136cm" svg:width="13.114cm" svg:height="6.547cm">
          <chartooo:coordinate-region svg:x="1.701cm" svg:y="0.269cm" svg:width="11.752cm" svg:height="5.899cm"/>
          <chart:axis chart:dimension="x" chart:name="primary-x" chart:style-name="ch4" chartooo:axis-type="auto">
            <chartooo:date-scale/>
            <chart:categories table:cell-range-address="'SA - BNP'.C52:'SA - BNP'.C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A - BNP'.D52:'SA - BNP'.D63" chart:label-cell-address="'SA - BNP'.D51:'SA - BNP'.D51" chart:class="chart:line">
            <chart:data-point chart:repeated="12"/>
          </chart:series>
          <chart:series chart:style-name="ch8" chart:values-cell-range-address="'SA - BNP'.E52:'SA - BNP'.E63" chart:label-cell-address="'SA - BNP'.E51:'SA - BNP'.E51" chart:class="chart:line">
            <chart:data-point chart:repeated="12"/>
          </chart:series>
          <chart:series chart:style-name="ch9" chart:values-cell-range-address="'SA - BNP'.G52:'SA - BNP'.G63" chart:label-cell-address="'SA - BNP'.G51:'SA - BNP'.G5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édit</text:p>
                <draw:g>
                  <svg:desc>'SA - BNP'.D51:'SA - BNP'.D51</svg:desc>
                </draw:g>
              </table:table-cell>
              <table:table-cell office:value-type="string">
                <text:p>Débit</text:p>
                <draw:g>
                  <svg:desc>'SA - BNP'.E51:'SA - BNP'.E51</svg:desc>
                </draw:g>
              </table:table-cell>
              <table:table-cell office:value-type="string">
                <text:p>Sit. Fin mois</text:p>
                <draw:g>
                  <svg:desc>'SA - BNP'.G51:'SA - BNP'.G51</svg:desc>
                </draw:g>
              </table:table-cell>
            </table:table-row>
          </table:table-header-rows>
          <table:table-rows>
            <table:table-row>
              <table:table-cell office:value-type="float" office:value="41640">
                <text:p>41640</text:p>
                <draw:g>
                  <svg:desc>'SA - BNP'.C52:'SA - BNP'.C63</svg:desc>
                </draw:g>
              </table:table-cell>
              <table:table-cell office:value-type="float" office:value="NaN">
                <text:p>NaN</text:p>
                <draw:g>
                  <svg:desc>'SA - BNP'.D52:'SA - BNP'.D63</svg:desc>
                </draw:g>
              </table:table-cell>
              <table:table-cell office:value-type="float" office:value="NaN">
                <text:p>NaN</text:p>
                <draw:g>
                  <svg:desc>'SA - BNP'.E52:'SA - BNP'.E63</svg:desc>
                </draw:g>
              </table:table-cell>
              <table:table-cell office:value-type="float" office:value="NaN">
                <text:p>NaN</text:p>
                <draw:g>
                  <svg:desc>'SA - BNP'.G52:'SA - BNP'.G63</svg:desc>
                </draw:g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4032.66">
                <text:p>4032.66</text:p>
              </table:table-cell>
              <table:table-cell office:value-type="float" office:value="4391.49">
                <text:p>4391.49</text:p>
              </table:table-cell>
              <table:table-cell office:value-type="float" office:value="2516.91">
                <text:p>2516.91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3935.72">
                <text:p>3935.72</text:p>
              </table:table-cell>
              <table:table-cell office:value-type="float" office:value="4001.66">
                <text:p>4001.66</text:p>
              </table:table-cell>
              <table:table-cell office:value-type="float" office:value="2450.97">
                <text:p>2450.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d3bf12ecb743fc0d20e0be0c58ca359301eb705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cccccc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draw:stroke="none" svg:stroke-color="#b3b3b3"/>
      <style:text-properties fo:color="#666666" fo:font-family="'DejaVu Sans'" style:font-style-name="Book" fo:font-size="8pt" style:font-size-asian="10pt" style:font-size-complex="10pt"/>
    </style:style>
    <style:style style:name="ch5" style:family="chart" style:data-style-name="N114">
      <style:chart-properties chart:display-label="true" chart:logarithmic="false" chart:maximum="16000" chart:origin="0" chart:reverse-direction="false" text:line-break="false" loext:try-staggering-first="true" chart:link-data-style-to-source="true" chart:axis-position="1"/>
      <style:graphic-properties draw:stroke="none" svg:stroke-color="#cccccc"/>
      <style:text-properties fo:color="#666666" fo:font-family="'DejaVu Sans'" style:font-style-name="Book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114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4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-dash="Ultrafine_20_Dashed" svg:stroke-color="#cccccc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3cm" svg:height="8.073cm" xlink:href=".." xlink:type="simple" chart:class="chart:line" chart:style-name="ch1">
        <chart:legend chart:legend-position="end" svg:x="13.09cm" svg:y="3.239cm" style:legend-expansion="high" chart:style-name="ch2"/>
        <chart:plot-area chart:style-name="ch3" table:cell-range-address="'SA - Perso'.C6:'SA - Perso'.C17 'SA - Perso'.E5:'SA - Perso'.F17 'SA - Perso'.H5:'SA - Perso'.H17" chart:data-source-has-labels="both" svg:x="0.332cm" svg:y="0.161cm" svg:width="12.426cm" svg:height="7.751cm">
          <chartooo:coordinate-region svg:x="1.721cm" svg:y="0.334cm" svg:width="10.427cm" svg:height="6.984cm"/>
          <chart:axis chart:dimension="x" chart:name="primary-x" chart:style-name="ch4" chartooo:axis-type="auto">
            <chartooo:date-scale/>
            <chart:categories table:cell-range-address="'SA - Perso'.C6:'SA - Perso'.C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A - Perso'.E6:'SA - Perso'.E17" chart:label-cell-address="'SA - Perso'.E5:'SA - Perso'.E5" chart:class="chart:line">
            <chart:data-point chart:repeated="12"/>
          </chart:series>
          <chart:series chart:style-name="ch8" chart:values-cell-range-address="'SA - Perso'.F6:'SA - Perso'.F17" chart:label-cell-address="'SA - Perso'.F5:'SA - Perso'.F5" chart:class="chart:line">
            <chart:data-point chart:repeated="12"/>
          </chart:series>
          <chart:series chart:style-name="ch9" chart:values-cell-range-address="'SA - Perso'.H6:'SA - Perso'.H17" chart:label-cell-address="'SA - Perso'.H5:'SA - Perso'.H5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édit</text:p>
                <draw:g>
                  <svg:desc>'SA - Perso'.E5:'SA - Perso'.E5</svg:desc>
                </draw:g>
              </table:table-cell>
              <table:table-cell office:value-type="string">
                <text:p>Débit</text:p>
                <draw:g>
                  <svg:desc>'SA - Perso'.F5:'SA - Perso'.F5</svg:desc>
                </draw:g>
              </table:table-cell>
              <table:table-cell office:value-type="string">
                <text:p>Sit fin de mois</text:p>
                <draw:g>
                  <svg:desc>'SA - Perso'.H5:'SA - Perso'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v.</text:p>
                <draw:g>
                  <svg:desc>'SA - Perso'.C6:'SA - Perso'.C17</svg:desc>
                </draw:g>
              </table:table-cell>
              <table:table-cell office:value-type="float" office:value="NaN">
                <text:p>NaN</text:p>
                <draw:g>
                  <svg:desc>'SA - Perso'.E6:'SA - Perso'.E17</svg:desc>
                </draw:g>
              </table:table-cell>
              <table:table-cell office:value-type="float" office:value="NaN">
                <text:p>NaN</text:p>
                <draw:g>
                  <svg:desc>'SA - Perso'.F6:'SA - Perso'.F17</svg:desc>
                </draw:g>
              </table:table-cell>
              <table:table-cell office:value-type="float" office:value="NaN">
                <text:p>NaN</text:p>
                <draw:g>
                  <svg:desc>'SA - Perso'.H6:'SA - Perso'.H17</svg:desc>
                </draw:g>
              </table:table-cell>
            </table:table-row>
            <table:table-row>
              <table:table-cell office:value-type="string">
                <text:p>Févr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s.</text:p>
              </table:table-cell>
              <table:table-cell office:value-type="float" office:value="3999.41">
                <text:p>3999.41</text:p>
              </table:table-cell>
              <table:table-cell office:value-type="float" office:value="8392.21">
                <text:p>8392.21</text:p>
              </table:table-cell>
              <table:table-cell office:value-type="float" office:value="7052.1">
                <text:p>7052.1</text:p>
              </table:table-cell>
            </table:table-row>
            <table:table-row>
              <table:table-cell office:value-type="string">
                <text:p>Avri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i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il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oû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pt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to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e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éce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d3bf12ecb743fc0d20e0be0c58ca359301eb705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